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MAMANI, DEYSI NELLY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352189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824417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SPE MAMANI, DEYSI NELL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352189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9 - Trans. Aer. Caja Pollo Fr Negro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2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3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9/08/2021</text:p>
          </table:table-cell>
          <table:table-cell table:style-name="Tabla2.A2" office:value-type="string">
            <text:p text:style-name="P9">79417018</text:p>
          </table:table-cell>
          <table:table-cell table:style-name="Tabla2.A2" office:value-type="string">
            <text:p text:style-name="P9">16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OFIA SIPIRAM</text:p>
          </table:table-cell>
          <table:table-cell table:style-name="Tabla3.A2" office:value-type="string">
            <text:p text:style-name="P21">FRANCES NEGRO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4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01:12:4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